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f5f" officeooo:paragraph-rsid="000abf5f"/>
    </style:style>
    <style:style style:name="P2" style:family="paragraph" style:parent-style-name="Standard">
      <style:text-properties officeooo:rsid="000b87bf" officeooo:paragraph-rsid="000b87bf"/>
    </style:style>
    <style:style style:name="P3" style:family="paragraph" style:parent-style-name="Standard" style:list-style-name="L2">
      <style:text-properties officeooo:rsid="000b87bf" officeooo:paragraph-rsid="000b87bf"/>
    </style:style>
    <style:style style:name="P4" style:family="paragraph" style:parent-style-name="Standard">
      <style:text-properties officeooo:rsid="000c1768" officeooo:paragraph-rsid="000c1768"/>
    </style:style>
    <style:style style:name="P5" style:family="paragraph" style:parent-style-name="Standard" style:list-style-name="L2">
      <style:text-properties officeooo:rsid="000c1768" officeooo:paragraph-rsid="000c1768"/>
    </style:style>
    <style:style style:name="P6" style:family="paragraph" style:parent-style-name="Standard">
      <style:text-properties officeooo:rsid="000c4d8a" officeooo:paragraph-rsid="000c4d8a"/>
    </style:style>
    <style:style style:name="T1" style:family="text">
      <style:text-properties officeooo:rsid="000b87bf"/>
    </style:style>
    <style:style style:name="T2" style:family="text">
      <style:text-properties officeooo:rsid="000c17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A DI LAVORO</text:p>
      <text:p text:style-name="P1"/>
      <text:p text:style-name="P1">PASSO UNO <text:span text:style-name="T1">(Reverse engeneering)</text:span></text:p>
      <text:p text:style-name="P1"/>
      <text:p text:style-name="P1">Realizzare un database MySQL denominato StruttureRicettive contenente le informazioni relative alle strutture ricettive della Regione Veneto utilizzando, per il popolamento delle tabelle, i dai a disposizione presenti nel file allegato al presente progetto (OpenData).</text:p>
      <text:p text:style-name="P1"/>
      <text:p text:style-name="P1">La struttura del database dovrà essere determinata cercando di eliminare il più possibile le ridondanze presenti nel file dati senza però alterare il contenuto informativo della base dati.</text:p>
      <text:p text:style-name="P1"/>
      <text:p text:style-name="P1">PASSO <text:s/>DUE <text:span text:style-name="T1">(EXPORT)</text:span></text:p>
      <text:p text:style-name="P1"/>
      <text:p text:style-name="P1">Proporre poi una query SQL capace di rigenerare la tabella dei dati <text:s/>come fornita nel file allegato</text:p>
      <text:p text:style-name="P1"/>
      <text:p text:style-name="P1">PASSO TRE <text:span text:style-name="T1">(IMPORT)</text:span></text:p>
      <text:p text:style-name="P1"/>
      <text:p text:style-name="P2">Dopo aver analizzato gli esempi in linguaggio Java allegati al progetto proporre un programma java (command line) capace di leggere le righe del file allegato al progetto contenente i dati e popolare il database proposto al passo uno.</text:p>
      <text:p text:style-name="P1"/>
      <text:p text:style-name="P1"/>
      <text:p text:style-name="P1">PASSO QUATTRO <text:span text:style-name="T2">(REPORT)</text:span></text:p>
      <text:p text:style-name="P1"/>
      <text:p text:style-name="P1">proporre poi le seguenti query <text:span text:style-name="T1">SQL:</text:span></text:p>
      <text:p text:style-name="P1"/>
      <text:list xml:id="list2283656479" text:style-name="L2">
        <text:list-item>
          <text:p text:style-name="P3">Trovare quanti alberghi della zona di Verona sono dotati di piscina</text:p>
          <text:p text:style-name="P3"/>
        </text:list-item>
        <text:list-item>
          <text:p text:style-name="P3">Trovare l’elenco degli affittacamere della zona di <text:span text:style-name="T2">VENEZIA</text:span> che NON hanno un sito internet.</text:p>
          <text:p text:style-name="P3"/>
        </text:list-item>
        <text:list-item>
          <text:p text:style-name="P3">Trovare l’elenco degli affittacamere della zona di Venezia il cui dominio dell’indirizzo e-mail non corrisponde al dominio del sito internet.</text:p>
          <text:p text:style-name="P3"/>
        </text:list-item>
        <text:list-item>
          <text:p text:style-name="P3">Trovare <text:span text:style-name="T2">quanti alberghi della zona di Treviso sono dotati dei servizi di SAUNA e/o SOLARIUM.</text:span></text:p>
          <text:p text:style-name="P3"/>
        </text:list-item>
        <text:list-item>
          <text:p text:style-name="P5">Proporre il numero di appartamenti ad uso turistico <text:s/>disponibili nei diversi comuni della regione raggruppati per provincia di appartenenza.</text:p>
        </text:list-item>
      </text:list>
      <text:p text:style-name="P4"/>
      <text:p text:style-name="P4"/>
      <text:p text:style-name="P2"/>
      <text:p text:style-name="P4">MATERIALE DA CONSEGNARE</text:p>
      <text:p text:style-name="P4"/>
      <text:p text:style-name="P4">1) Il modello E-R e il modello logico della base di dati risultato dell'analisi al passo UNO.</text:p>
      <text:p text:style-name="P4">2) Lo script SQL capace di creare il database progettato al passo UNO</text:p>
      <text:p text:style-name="P4">3) il codice java del programma capace di popolare il database a partire dai dati allegati.</text:p>
      <text:p text:style-name="P4">4) lo script SQL al passo DUE</text:p>
      <text:p text:style-name="P4">5) lo script SQL, opportunamente commentato, con le query proposte al passo 4</text:p>
      <text:p text:style-name="P4"/>
      <text:p text:style-name="P6">TEMPO 4 o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0:46.309000000</meta:creation-date>
    <dc:date>2019-01-31T18:24:27.815000000</dc:date>
    <meta:editing-duration>PT29S</meta:editing-duration>
    <meta:editing-cycles>1</meta:editing-cycles>
    <meta:document-statistic meta:table-count="0" meta:image-count="0" meta:object-count="0" meta:page-count="1" meta:paragraph-count="22" meta:word-count="295" meta:character-count="1864" meta:non-whitespace-character-count="1593"/>
    <meta:generator>LibreOffice/6.1.4.2$Windows_X86_64 LibreOffice_project/9d0f32d1f0b509096fd65e0d4bec26ddd1938fd3</meta:generator>
  </office:meta>
</office:document-meta>
</file>